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993" officeooo:paragraph-rsid="001b2993"/>
    </style:style>
    <style:style style:name="P2" style:family="paragraph" style:parent-style-name="Standard">
      <style:text-properties officeooo:rsid="001b7e40" officeooo:paragraph-rsid="001b7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ge</text:h>
      <text:p text:style-name="P1">Objectif :</text:p>
      <text:p text:style-name="P1">Créer une petite application d'agrégation de données géographiques avec recherche et tri multi-critères (par nom de pays, par région, par population).</text:p>
      <text:p text:style-name="P1"/>
      <text:p text:style-name="P2">Contrainte technique:</text:p>
      <text:p text:style-name="P2">- Utiliser les données des fichiers .csv ou .xml</text:p>
      <text:p text:style-name="P2">- Mettre en place une recherche simple et multicritère</text:p>
      <text:p text:style-name="P2">- Mettre en place un système de tris des données</text:p>
      <text:p text:style-name="P2">- Afficher des statistique sur les données sous forme de graphique</text:p>
      <text:p text:style-name="P2">- Mettre en place un système d'historique en utilisant les cookies</text:p>
      <text:p text:style-name="P2"/>
      <text:p text:style-name="P2">Le site devra être disponible sur le serveur web de l'université. Il devra également être valide HTML5 et CSS3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46:00.451895046</meta:creation-date>
    <dc:date>2017-05-13T22:25:36.685576419</dc:date>
    <meta:editing-duration>PT38M4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97" meta:character-count="591" meta:non-whitespace-character-count="504"/>
  </office:meta>
</office:document-meta>
</file>